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8e4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8e4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8e4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8e4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8e4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8e4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8e4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8e4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8e4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8e4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8e4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8e4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8e4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8e4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8e4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8e4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8e4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ésar Joaquin Mendoza Sánchez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7/10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70000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esar Felipe Mendoza Gonza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20864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8.7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0" meta:non-whitespace-character-count="1002"/>
    <meta:template xlink:type="simple" xlink:actuate="onRequest" xlink:title="Normal" xlink:href=""/>
  </office:meta>
</office:document-meta>
</file>